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5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5])" office:value-type="float" office:value="875.61" calcext:value-type="float">
            <text:p>875.6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formula="of:=SUM([.B38:.B54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6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8:.B72])" office:value-type="float" office:value="112.6" calcext:value-type="float">
            <text:p>112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73])" office:value-type="float" office:value="3062.91" calcext:value-type="float">
            <text:p>3062.91</text:p>
          </table:table-cell>
          <table:table-cell table:formula="of:=SUM([.C1:.C74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9:.B84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5];[.B86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 fees to precipice grant collaborator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host site reimbursement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ce2" table:formula="of:=SUM([.B92:.B95])" office:value-type="float" office:value="1675" calcext:value-type="float">
            <text:p>16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88];[.B97])" office:value-type="float" office:value="-2568.73" calcext:value-type="float">
            <text:p>-2568.73</text:p>
          </table:table-cell>
          <table:table-cell table:number-columns-repeated="2"/>
        </table:table-row>
      </table:table>
      <table:table table:name="expenses-2018" table:style-name="ta1"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 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formula="of:=SUM([.B7:.B9])" office:value-type="float" office:value="48.42" calcext:value-type="float">
            <text:p>48.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11])" office:value-type="float" office:value="48.42" calcext:value-type="float">
            <text:p>48.42</text:p>
          </table:table-cell>
          <table:table-cell table:formula="of:=SUM([.C1:.C11])" office:value-type="float" office:value="48.42" calcext:value-type="float">
            <text:p>48.4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00-00-00</text:date>, <text:time style:data-style-name="N2" text:time-value="20:58:08.108743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4T20:59:49.009777266</dc:date>
    <meta:editing-duration>PT21H22M27S</meta:editing-duration>
    <meta:editing-cycles>123</meta:editing-cycles>
    <meta:generator>LibreOffice/5.1.6.2$Linux_X86_64 LibreOffice_project/10m0$Build-2</meta:generator>
    <meta:document-statistic meta:table-count="3" meta:cell-count="408" meta:object-count="0"/>
  </office:meta>
</office:document-meta>
</file>